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45cm" fo:min-width="12.2cm"/>
    </style:style>
    <style:style style:name="gr2" style:family="graphic" style:parent-style-name="standard">
      <style:graphic-properties draw:stroke="none" svg:stroke-color="#000000" draw:fill="none" draw:fill-color="#ffffff" fo:min-height="2.05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4cm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standard">
      <style:graphic-properties draw:stroke="none" svg:stroke-color="#000000" draw:fill="none" draw:fill-color="#ffffff" fo:min-height="2.85cm"/>
    </style:style>
    <style:style style:name="gr8" style:family="graphic" style:parent-style-name="standard">
      <style:graphic-properties draw:stroke="none" svg:stroke-color="#000000" draw:fill="none" draw:fill-color="#ffffff" fo:min-height="2.4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1.6cm"/>
    </style:style>
    <style:style style:name="gr10" style:family="graphic" style:parent-style-name="standard">
      <style:graphic-properties draw:stroke="none" svg:stroke-color="#000000" draw:fill="none" draw:fill-color="#ffffff" fo:min-height="9.991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8.05cm" fo:min-width="7.2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11.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4cm"/>
    </style:style>
    <style:style style:name="gr16" style:family="graphic" style:parent-style-name="standard">
      <style:graphic-properties draw:stroke="none" svg:stroke-color="#000000" draw:fill="none" draw:fill-color="#ffffff" fo:min-height="5.05cm"/>
    </style:style>
    <style:style style:name="gr17" style:family="graphic" style:parent-style-name="standard">
      <style:graphic-properties draw:stroke="none" svg:stroke-color="#000000" draw:fill="none" draw:fill-color="#ffffff" fo:min-height="0.712cm"/>
    </style:style>
    <style:style style:name="gr18" style:family="graphic" style:parent-style-name="standard">
      <style:graphic-properties draw:stroke="none" svg:stroke-color="#000000" draw:fill="none" draw:fill-color="#ffffff" fo:min-height="1.423cm"/>
    </style:style>
    <style:style style:name="gr19" style:family="graphic" style:parent-style-name="standard">
      <style:graphic-properties draw:stroke="none" svg:stroke-color="#000000" draw:fill="none" draw:fill-color="#ffffff" fo:min-height="4.978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cm"/>
    </style:style>
    <style:style style:name="gr21" style:family="graphic" style:parent-style-name="standard">
      <style:graphic-properties draw:stroke="none" svg:stroke-color="#000000" draw:fill="none" draw:fill-color="#ffffff" fo:min-height="0.636cm"/>
    </style:style>
    <style:style style:name="gr22" style:family="graphic" style:parent-style-name="standard">
      <style:graphic-properties draw:stroke="none" svg:stroke-color="#000000" draw:fill="none" draw:fill-color="#ffffff" fo:min-height="3.571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7.05cm" fo:min-width="7.2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1.8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cm"/>
    </style:style>
    <style:style style:name="gr26" style:family="graphic" style:parent-style-name="standard">
      <style:graphic-properties draw:stroke="none" svg:stroke-color="#000000" draw:fill="none" draw:fill-color="#ffffff" fo:min-height="4.85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1.8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8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2.75cm" fo:min-width="12.2cm"/>
    </style:style>
    <style:style style:name="gr30" style:family="graphic" style:parent-style-name="standard">
      <style:graphic-properties draw:stroke="none" svg:stroke-color="#000000" draw:fill="none" draw:fill-color="#ffffff" fo:min-height="11.431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3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7.9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6.6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cm"/>
    </style:style>
    <style:style style:name="gr38" style:family="graphic" style:parent-style-name="standard">
      <style:graphic-properties draw:stroke="none" svg:stroke-color="#000000" draw:fill="none" draw:fill-color="#ffffff" fo:min-height="5.551cm"/>
    </style:style>
    <style:style style:name="gr39" style:family="graphic" style:parent-style-name="standard">
      <style:graphic-properties draw:stroke="none" svg:stroke-color="#000000" draw:fill="none" draw:fill-color="#ffffff" fo:min-height="4.85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1.1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1.8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2cm"/>
    </style:style>
    <style:style style:name="gr43" style:family="graphic" style:parent-style-name="standard">
      <style:graphic-properties draw:stroke="none" svg:stroke-color="#000000" draw:fill="none" draw:fill-color="#ffffff" fo:min-height="6.351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5.7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7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7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2" style:family="text">
      <style:text-properties fo:font-size="13pt" style:text-underline-style="none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4.2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5cm" svg:height="2.3cm" svg:x="7.8cm" svg:y="4.5cm">
          <draw:text-box>
            <text:p><text:span text:style-name="T1">CodeDrop!</text:span></text:p>
          </draw:text-box>
        </draw:frame>
        <draw:frame draw:style-name="gr3" draw:text-style-name="P4" draw:layer="layout" svg:width="11.2cm" svg:height="2.384cm" svg:x="-2.5cm" svg:y="6.7cm">
          <draw:text-box>
            <text:p text:style-name="P3">User:</text:p>
            <text:p text:style-name="P3"/>
            <text:p text:style-name="P3">Password:</text:p>
          </draw:text-box>
        </draw:frame>
        <draw:custom-shape draw:style-name="gr4" draw:text-style-name="P1" draw:layer="layout" svg:width="5.2cm" svg:height="1cm" svg:x="8.7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cm" svg:height="1cm" svg:x="8.7cm" svg:y="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4cm" svg:x="9.1cm" svg:y="9.6cm">
          <text:p text:style-name="P5">Login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3cm" svg:height="0.806cm" svg:x="8.7cm" svg:y="13.8cm">
          <draw:text-box>
            <text:p><text:span text:style-name="T2">Contact us!</text:span></text:p>
          </draw:text-box>
        </draw:frame>
        <draw:frame draw:style-name="gr7" draw:text-style-name="P7" draw:layer="layout" svg:width="8.5cm" svg:height="3.1cm" svg:x="4.2cm" svg:y="1.3cm">
          <draw:text-box>
            <text:p>Universal-login</text:p>
          </draw:text-box>
        </draw:frame>
        <draw:custom-shape draw:style-name="gr1" draw:text-style-name="P1" draw:layer="layout" svg:width="12.7cm" svg:height="12.7cm" svg:x="4.3cm" svg:y="15.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8cm" svg:height="2.7cm" svg:x="4.3cm" svg:y="14.8cm">
          <draw:text-box>
            <text:p>User-mainpage</text:p>
          </draw:text-box>
        </draw:frame>
        <draw:custom-shape draw:style-name="gr9" draw:text-style-name="P1" draw:layer="layout" svg:width="12.1cm" svg:height="0.9cm" svg:x="4.6cm" svg:y="15.9cm">
          <text:p text:style-name="P5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2cm" svg:height="10.241cm" svg:x="4.5cm" svg:y="17.059cm">
          <draw:text-box>
            <text:p><text:span text:style-name="T4">(+) Course 1 – Student</text:span></text:p>
            <text:list text:style-name="L1">
              <text:list-item>
                <text:list>
                  <text:list-item>
                    <text:p><text:span text:style-name="T2">Assignment 1</text:span><text:span text:style-name="T5"> //to student-coding</text:span></text:p>
                    <text:list>
                      <text:list-item>
                        <text:p><text:span text:style-name="T4">[</text:span><text:span text:style-name="T2">Upload</text:span><text:span text:style-name="T5">] or [</text:span><text:span text:style-name="T2">Download</text:span><text:span text:style-name="T5">]</text:span></text:p>
                      </text:list-item>
                      <text:list-item>
                        <text:p><text:span text:style-name="T5">Grade (50/50)</text:span></text:p>
                      </text:list-item>
                      <text:list-item>
                        <text:p><text:span text:style-name="T5">Due: (Feb. 29, 2016)</text:span></text:p>
                      </text:list-item>
                      <text:list-item>
                        <text:p><text:span text:style-name="T5">Etc</text:span></text:p>
                      </text:list-item>
                    </text:list>
                  </text:list-item>
                  <text:list-item>
                    <text:p><text:span text:style-name="T2">Assignment 2</text:span></text:p>
                    <text:list>
                      <text:list-item>
                        <text:p><text:span text:style-name="T4">[</text:span><text:span text:style-name="T2">Upload</text:span><text:span text:style-name="T5">] or [</text:span><text:span text:style-name="T2">Download</text:span><text:span text:style-name="T5">]</text:span></text:p>
                      </text:list-item>
                      <text:list-item>
                        <text:p><text:span text:style-name="T5">Grade (50/50)</text:span></text:p>
                      </text:list-item>
                      <text:list-item>
                        <text:p><text:span text:style-name="T5">Due: (Feb. 29, 2016)</text:span></text:p>
                      </text:list-item>
                      <text:list-item>
                        <text:p><text:span text:style-name="T5">Etc</text:span></text:p>
                      </text:list-item>
                    </text:list>
                  </text:list-item>
                </text:list>
              </text:list-item>
            </text:list>
            <text:p><text:span text:style-name="T5">(+) Course 2 – Instructor</text:span></text:p>
            <text:list text:continue-numbering="true" text:style-name="L1">
              <text:list-item>
                <text:list>
                  <text:list-item>
                    <text:p><text:span text:style-name="T2">Assignment 1</text:span><text:span text:style-name="T5"> //to instructor-assignmentlisting</text:span></text:p>
                    <text:list>
                      <text:list-item>
                        <text:p><text:span text:style-name="T5">Due: (Feb. 29, 2016)</text:span></text:p>
                      </text:list-item>
                      <text:list-item>
                        <text:p><text:span text:style-name="T5">Etc</text:span></text:p>
                      </text:list-item>
                    </text:list>
                  </text:list-item>
                  <text:list-item>
                    <text:p><text:span text:style-name="T5">(+) Add assignment</text:span></text:p>
                  </text:list-item>
                </text:list>
              </text:list-item>
            </text:list>
            <text:p><text:span text:style-name="T5">(+) Course 3 – Marker</text:span></text:p>
            <text:list text:continue-numbering="true" text:style-name="L1">
              <text:list-item>
                <text:list>
                  <text:list-item>
                    <text:p><text:span text:style-name="T2">Assignment 1</text:span><text:span text:style-name="T5"> //to instructor-assignmentview</text:span></text:p>
                  </text:list-item>
                </text:list>
              </text:list-item>
            </text:list>
          </draw:text-box>
        </draw:frame>
      </draw:page>
      <draw:page draw:name="page2" draw:style-name="dp1" draw:master-page-name="Default">
        <draw:custom-shape draw:style-name="gr1" draw:text-style-name="P1" draw:layer="layout" svg:width="12.7cm" svg:height="12.7cm" svg:x="4.3cm" svg:y="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8cm" svg:y="1.8cm">
          <text:p text:style-name="P5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4.5cm" svg:height="0.9cm" svg:x="4.2cm" svg:y="1cm">
          <draw:text-box>
            <text:p><text:span text:style-name="T4">Student-coding</text:span></text:p>
          </draw:text-box>
        </draw:frame>
        <draw:custom-shape draw:style-name="gr12" draw:text-style-name="P1" draw:layer="layout" svg:width="7.7cm" svg:height="8.3cm" svg:x="9.1cm" svg:y="2.8cm">
          <text:p text:style-name="P5">CODE</text:p>
          <text:p text:style-name="P5">EDITO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3cm" svg:height="3cm" svg:x="4.5cm" svg:y="11.2cm">
          <text:p text:style-name="P5">CONSOL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5cm" svg:height="2.7cm" svg:x="4.5cm" svg:y="8.4cm">
          <text:p text:style-name="P5"><text:span text:style-name="T4">Command Buttons</text:span></text:p>
          <text:p text:style-name="P5"><text:span text:style-name="T4">(Run, Compile, </text:span></text:p>
          <text:p text:style-name="P5"><text:span text:style-name="T4">Test, Save, Etc.)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5cm" svg:height="5.5cm" svg:x="4.5cm" svg:y="2.8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4.4cm" svg:height="5.3cm" svg:x="4.6cm" svg:y="2.9cm">
          <draw:text-box>
            <text:p><text:span text:style-name="T4">File Browser</text:span></text:p>
            <text:p><text:span text:style-name="T6">(+) Assignment 1</text:span></text:p>
            <text:p><text:span text:style-name="T6">-File 1 [R/W](x)</text:span></text:p>
            <text:p><text:span text:style-name="T6">-File 2 [R/W](x)</text:span></text:p>
            <text:p><text:span text:style-name="T6">-File 3 [R]</text:span></text:p>
            <text:p><text:span text:style-name="T6"/></text:p>
            <text:p><text:span text:style-name="T6"/></text:p>
            <text:p><text:span text:style-name="T6"/></text:p>
            <text:p><text:span text:style-name="T6">[</text:span><text:span text:style-name="T7">Upload File</text:span><text:span text:style-name="T8">]</text:span></text:p>
            <text:p><text:span text:style-name="T8">[</text:span><text:span text:style-name="T7">Download Archive</text:span><text:span text:style-name="T8">]</text:span></text:p>
          </draw:text-box>
        </draw:frame>
        <draw:custom-shape draw:style-name="gr1" draw:text-style-name="P1" draw:layer="layout" svg:width="12.7cm" svg:height="12.7cm" svg:x="4.1cm" svg:y="1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5cm" svg:y="15.6cm">
          <text:p text:style-name="P5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6.5cm" svg:height="0.962cm" svg:x="4.2cm" svg:y="14.7cm">
          <draw:text-box>
            <text:p>Student-testing</text:p>
          </draw:text-box>
        </draw:frame>
        <draw:frame draw:style-name="gr18" draw:text-style-name="P7" draw:layer="layout" svg:width="9cm" svg:height="1.673cm" svg:x="4.3cm" svg:y="16.7cm">
          <draw:text-box>
            <text:p>Course 1 -&gt; Assignment 3</text:p>
          </draw:text-box>
        </draw:frame>
        <draw:frame draw:style-name="gr19" draw:text-style-name="P10" draw:layer="layout" svg:width="12.4cm" svg:height="5.228cm" svg:x="4.5cm" svg:y="18.1cm">
          <draw:text-box>
            <text:p><text:span text:style-name="T9">Test # --</text:span><text:span text:style-name="T9"><text:tab/></text:span><text:span text:style-name="T9">Input --</text:span><text:span text:style-name="T9"><text:tab/></text:span><text:span text:style-name="T9"> </text:span><text:span text:style-name="T9"><text:tab/></text:span><text:span text:style-name="T9">-- Output -- Actual</text:span></text:p>
            <text:list text:style-name="L2">
              <text:list-item>
                <text:p><text:span text:style-name="T9">-</text:span><text:span text:style-name="T9"><text:tab/></text:span><text:span text:style-name="T9"> “1 2 3”</text:span><text:span text:style-name="T9"><text:tab/></text:span><text:span text:style-name="T9"><text:tab/></text:span><text:span text:style-name="T9"><text:tab/></text:span><text:span text:style-name="T9">“4 5 6” <text:s text:c="4"/>“4 5 5”</text:span></text:p>
              </text:list-item>
              <text:list-item>
                <text:p><text:span text:style-name="T9">-</text:span></text:p>
              </text:list-item>
              <text:list-item>
                <text:p><text:span text:style-name="T9">-</text:span></text:p>
              </text:list-item>
              <text:list-item>
                <text:p><text:span text:style-name="T9">-</text:span></text:p>
              </text:list-item>
              <text:list-item>
                <text:p><text:span text:style-name="T9">-</text:span></text:p>
              </text:list-item>
            </text:list>
          </draw:text-box>
        </draw:frame>
        <draw:custom-shape draw:style-name="gr20" draw:text-style-name="P1" draw:layer="layout" svg:width="1.5cm" svg:height="0.7cm" svg:x="9.3cm" svg:y="18.8cm">
          <text:p text:style-name="P5">RU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2.7cm" svg:height="12.7cm" svg:x="4.3cm" svg:y="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6cm" svg:y="2.1cm">
          <text:p text:style-name="P5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8.5cm" svg:height="0.886cm" svg:x="4.1cm" svg:y="1.2cm">
          <draw:text-box>
            <text:p><text:span text:style-name="T9">Instructor-assignmentlisting</text:span></text:p>
          </draw:text-box>
        </draw:frame>
        <draw:frame draw:style-name="gr22" draw:text-style-name="P12" draw:layer="layout" svg:width="13cm" svg:height="4.347cm" svg:x="4.3cm" svg:y="3.144cm">
          <draw:text-box>
            <text:p text:style-name="P11"><text:span text:style-name="T10">Course 1 -&gt; Assignment 2</text:span></text:p>
            <text:p text:style-name="P1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global assignment edit</text:span></text:p>
            <text:p text:style-name="P11"><text:span text:style-name="T10"/></text:p>
            <text:p text:style-name="P11"><text:span text:style-name="T10"/></text:p>
            <text:list text:style-name="L2">
              <text:list-item>
                <text:p text:style-name="P11"><text:span text:style-name="T11">Student 1</text:span><text:span text:style-name="T12"> [47/50] [E]//goes to instructor-assignmentview</text:span></text:p>
              </text:list-item>
              <text:list-item>
                <text:p text:style-name="P11"><text:span text:style-name="T11">Student 2</text:span><text:span text:style-name="T12"> [NG/50] [E] //[E] goes to individual assignment </text:span><text:span text:style-name="T12"><text:tab/></text:span><text:span text:style-name="T12"><text:tab/></text:span><text:span text:style-name="T12"><text:tab/></text:span><text:span text:style-name="T12"> <text:s text:c="5"/>//editing</text:span></text:p>
              </text:list-item>
              <text:list-item>
                <text:p text:style-name="P11"><text:span text:style-name="T11">Student 3</text:span><text:span text:style-name="T12"> [NC/50] [E]</text:span></text:p>
              </text:list-item>
            </text:list>
          </draw:text-box>
        </draw:frame>
        <draw:frame draw:style-name="gr21" draw:text-style-name="P10" draw:layer="layout" svg:width="8.5cm" svg:height="0.886cm" svg:x="4.1cm" svg:y="14.814cm">
          <draw:text-box>
            <text:p><text:span text:style-name="T9">Instructor-assignmentview</text:span></text:p>
          </draw:text-box>
        </draw:frame>
        <draw:custom-shape draw:style-name="gr1" draw:text-style-name="P1" draw:layer="layout" svg:width="12.7cm" svg:height="12.7cm" svg:x="4.4cm" svg:y="1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9cm" svg:y="15.7cm">
          <text:p text:style-name="P5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7.7cm" svg:height="7.3cm" svg:x="9.2cm" svg:y="16.7cm">
          <text:p text:style-name="P5">CODE</text:p>
          <text:p text:style-name="P5">EDITOR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2.3cm" svg:height="2cm" svg:x="4.6cm" svg:y="26.1cm">
          <text:p text:style-name="P5">CONSOLE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4.5cm" svg:height="1.7cm" svg:x="4.6cm" svg:y="22.3cm">
          <text:p text:style-name="P5"><text:span text:style-name="T4">Command Buttons</text:span></text:p>
          <text:p text:style-name="P5"><text:span text:style-name="T4">(Run, Compile, </text:span></text:p>
          <text:p text:style-name="P5"><text:span text:style-name="T4">Test, Save, Etc.)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5cm" svg:height="5.5cm" svg:x="4.6cm" svg:y="16.7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4.4cm" svg:height="5.108cm" svg:x="4.7cm" svg:y="16.8cm">
          <draw:text-box>
            <text:p><text:span text:style-name="T4">File Browser</text:span></text:p>
            <text:p><text:span text:style-name="T6">(+) Assignment 1</text:span></text:p>
            <text:p><text:span text:style-name="T6">-File 1 [R/W]</text:span></text:p>
            <text:p><text:span text:style-name="T6">-File 2 [R/W]</text:span></text:p>
            <text:p><text:span text:style-name="T6">-File 3 [R]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8">[</text:span><text:span text:style-name="T7">Download Archive</text:span><text:span text:style-name="T8">]</text:span></text:p>
          </draw:text-box>
        </draw:frame>
        <draw:custom-shape draw:style-name="gr27" draw:text-style-name="P1" draw:layer="layout" svg:width="12.3cm" svg:height="1.8cm" svg:x="4.6cm" svg:y="24.2cm">
          <text:p text:style-name="P5">GRADING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5.3cm" svg:height="1.1cm" svg:x="4.8cm" svg:y="3.9cm">
          <text:p text:style-name="P5"><text:span text:style-name="T4">Edit Assignment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9" draw:text-style-name="P1" draw:layer="layout" svg:width="12.7cm" svg:height="13cm" svg:x="4.3cm" svg:y="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6cm" svg:y="1.9cm">
          <text:p text:style-name="P5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8.5cm" svg:height="0.886cm" svg:x="4.1cm" svg:y="1cm">
          <draw:text-box>
            <text:p><text:span text:style-name="T9">Instructor-assignmentedit</text:span></text:p>
          </draw:text-box>
        </draw:frame>
        <draw:frame draw:style-name="gr30" draw:text-style-name="P10" draw:layer="layout" svg:width="13cm" svg:height="11.681cm" svg:x="4.3cm" svg:y="2.944cm">
          <draw:text-box>
            <text:p><text:span text:style-name="T9">Assignment 1 – Edit</text:span></text:p>
            <text:p><text:span text:style-name="T9"/></text:p>
            <text:p><text:span text:style-name="T9">Description:</text:span></text:p>
            <text:p><text:span text:style-name="T9"/></text:p>
            <text:p><text:span text:style-name="T9"/></text:p>
            <text:p><text:span text:style-name="T9">Test 1:</text:span><text:span text:style-name="T9"><text:tab/></text:span><text:span text:style-name="T9">Input:</text:span></text:p>
            <text:p><text:span text:style-name="T9"><text:tab/></text:span><text:span text:style-name="T9"><text:tab/></text:span><text:span text:style-name="T9">Output:</text:span></text:p>
            <text:p><text:span text:style-name="T9"><text:tab/></text:span><text:span text:style-name="T9"><text:tab/></text:span><text:span text:style-name="T9">Code:</text:span></text:p>
            <text:p><text:span text:style-name="T9"><text:tab/></text:span><text:span text:style-name="T9"><text:tab/></text:span><text:span text:style-name="T9">Runs:</text:span></text:p>
            <text:p><text:span text:style-name="T9">(+) Test 2</text:span></text:p>
            <text:p><text:span text:style-name="T9">Add a test. [+]</text:span></text:p>
            <text:p><text:span text:style-name="T9"/></text:p>
            <text:p><text:span text:style-name="T9">Upload default files: </text:span></text:p>
            <text:p><text:span text:style-name="T9"/></text:p>
            <text:p><text:span text:style-name="T9">Start Date:</text:span></text:p>
            <text:p><text:span text:style-name="T9">Start Time:</text:span></text:p>
            <text:p><text:span text:style-name="T9">End Date:</text:span></text:p>
            <text:p><text:span text:style-name="T9">End Time:</text:span></text:p>
          </draw:text-box>
        </draw:frame>
        <draw:custom-shape draw:style-name="gr31" draw:text-style-name="P1" draw:layer="layout" svg:width="1.8cm" svg:height="0.7cm" svg:x="11.8cm" svg:y="3.1cm">
          <text:p text:style-name="P5">Save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1cm" svg:height="0.7cm" svg:x="14cm" svg:y="3.1cm">
          <text:p text:style-name="P5">Cancel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4cm" svg:height="1.6cm" svg:x="7.8cm" svg:y="4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.1cm" svg:height="0.6cm" svg:x="9.1cm" svg:y="6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.1cm" svg:height="0.6cm" svg:x="9.1cm" svg:y="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.1cm" svg:height="0.6cm" svg:x="9.1cm" svg:y="7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.1cm" svg:height="0.6cm" svg:x="9.1cm" svg:y="8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5cm" svg:height="0.6cm" draw:transform="skewX (0.00331612557878923) rotate (0.00349065850398866) translate (9.6cm 10.7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5cm" svg:height="0.6cm" draw:transform="skewX (0.00331612557878923) rotate (0.00349065850398866) translate (12.8cm 10.7cm)">
          <text:p text:style-name="P5">Upload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5.5cm" svg:height="0.6cm" svg:x="7.9cm" svg:y="12.0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5.5cm" svg:height="0.6cm" svg:x="7.9cm" svg:y="12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5.5cm" svg:height="0.6cm" svg:x="7.9cm" svg:y="13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5.5cm" svg:height="0.6cm" svg:x="7.9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12.7cm" svg:x="4.3cm" svg:y="15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6cm" svg:y="15.8cm">
          <text:p text:style-name="P5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9.2cm" svg:height="1.673cm" svg:x="4.4cm" svg:y="14.8cm">
          <draw:text-box>
            <text:p>Administrator-management</text:p>
          </draw:text-box>
        </draw:frame>
        <draw:frame draw:style-name="gr38" draw:text-style-name="P8" draw:layer="layout" svg:width="11.7cm" svg:height="5.801cm" svg:x="4.9cm" svg:y="17.4cm">
          <draw:text-box>
            <text:p><text:span text:style-name="T4">Courses:</text:span></text:p>
            <text:list text:style-name="L1">
              <text:list-item>
                <text:p><text:span text:style-name="T2">Course 1</text:span><text:span text:style-name="T5"> [x] //clicking name goes to edit page</text:span></text:p>
              </text:list-item>
              <text:list-item>
                <text:p><text:span text:style-name="T2">Course 2</text:span><text:span text:style-name="T5"> [x] //[x] to delete</text:span></text:p>
              </text:list-item>
              <text:list-item>
                <text:p><text:span text:style-name="T5">[+] Add a course.</text:span></text:p>
              </text:list-item>
            </text:list>
            <text:p><text:span text:style-name="T5"/></text:p>
            <text:p><text:span text:style-name="T5">Users:</text:span></text:p>
            <text:list text:continue-numbering="true" text:style-name="L1">
              <text:list-item>
                <text:p><text:span text:style-name="T2">User 1</text:span><text:span text:style-name="T5"> [x] S:[_] M:[_] I:[X] //checkboxes for roles</text:span></text:p>
              </text:list-item>
              <text:list-item>
                <text:p><text:span text:style-name="T2">User 2</text:span><text:span text:style-name="T5"> [x] S:[X] M:[_] I:[_] </text:span></text:p>
              </text:list-item>
              <text:list-item>
                <text:p><text:span text:style-name="T5">//clicking username goes to details page</text:span></text:p>
              </text:list-item>
              <text:list-item>
                <text:p><text:span text:style-name="T5">[+] Add an user.</text:span></text:p>
              </text:list-item>
            </text:list>
          </draw:text-box>
        </draw:frame>
      </draw:page>
      <draw:page draw:name="page5" draw:style-name="dp1" draw:master-page-name="Default">
        <draw:custom-shape draw:style-name="gr1" draw:text-style-name="P1" draw:layer="layout" svg:width="12.7cm" svg:height="12.7cm" svg:x="4.4cm" svg:y="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7cm" svg:y="2.1cm">
          <text:p text:style-name="P5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39" draw:text-style-name="P8" draw:layer="layout" svg:width="11.7cm" svg:height="5.1cm" svg:x="5cm" svg:y="3.7cm">
          <draw:text-box>
            <text:p><text:span text:style-name="T5">System ID: xxxxxx //unique identifier set by system</text:span></text:p>
            <text:p><text:span text:style-name="T5">Name:</text:span></text:p>
            <text:p><text:span text:style-name="T5">ID #:</text:span></text:p>
            <text:p><text:span text:style-name="T5">Email:</text:span></text:p>
            <text:p><text:span text:style-name="T5"/></text:p>
            <text:p><text:span text:style-name="T5">Enrolled in:</text:span></text:p>
            <text:list text:style-name="L1">
              <text:list-item>
                <text:p><text:span text:style-name="T5">Course 1</text:span></text:p>
              </text:list-item>
              <text:list-item>
                <text:p><text:span text:style-name="T5">Course 2</text:span></text:p>
              </text:list-item>
            </text:list>
          </draw:text-box>
        </draw:frame>
        <draw:frame draw:style-name="gr17" draw:text-style-name="P7" draw:layer="layout" svg:width="14.6cm" svg:height="0.962cm" svg:x="4.3cm" svg:y="1cm">
          <draw:text-box>
            <text:p>Administrator-usermanagement</text:p>
          </draw:text-box>
        </draw:frame>
        <draw:custom-shape draw:style-name="gr40" draw:text-style-name="P1" draw:layer="layout" svg:width="1.6cm" svg:height="1.4cm" svg:x="5.2cm" svg:y="8.9cm">
          <text:p text:style-name="P5">OK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3cm" svg:height="1.4cm" svg:x="7.3cm" svg:y="8.9cm">
          <text:p text:style-name="P5">Cancel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7cm" svg:height="0.6cm" svg:x="6.9cm" svg:y="4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7cm" svg:height="0.6cm" svg:x="6.9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7cm" svg:height="0.6cm" svg:x="6.9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12.7cm" svg:x="4.2cm" svg:y="15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6cm" svg:y="16cm">
          <text:p text:style-name="P5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4.6cm" svg:height="0.962cm" svg:x="4.2cm" svg:y="14.9cm">
          <draw:text-box>
            <text:p>Administrator-coursemanagement</text:p>
          </draw:text-box>
        </draw:frame>
        <draw:frame draw:style-name="gr43" draw:text-style-name="P13" draw:layer="layout" svg:width="8.3cm" svg:height="6.601cm" svg:x="0.6cm" svg:y="17.2cm">
          <draw:text-box>
            <text:p text:style-name="P3"><text:span text:style-name="T9">Course Name:</text:span></text:p>
            <text:p text:style-name="P3"><text:span text:style-name="T9">Course Number:</text:span></text:p>
            <text:p text:style-name="P3"><text:span text:style-name="T9">Start Date:</text:span></text:p>
            <text:p text:style-name="P3"><text:span text:style-name="T9">End Date:</text:span></text:p>
            <text:p text:style-name="P3"><text:span text:style-name="T9">Course Info: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>Users:</text:span></text:p>
          </draw:text-box>
        </draw:frame>
        <draw:custom-shape draw:style-name="gr44" draw:text-style-name="P1" draw:layer="layout" svg:width="6.2cm" svg:height="0.5cm" svg:x="8.8cm" svg:y="17.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6.2cm" svg:height="0.6cm" svg:x="8.8cm" svg:y="17.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6.2cm" svg:height="0.6cm" svg:x="8.8cm" svg:y="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6.2cm" svg:height="0.6cm" svg:x="8.8cm" svg:y="18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6.2cm" svg:height="0.6cm" svg:x="8.8cm" svg:y="19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6.2cm" svg:height="3.2cm" svg:x="8.838cm" svg:y="19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6.2cm" svg:height="3.2cm" svg:x="8.8cm" svg:y="23cm">
          <text:p text:style-name="P14">User 1 [S, I]</text:p>
          <text:p text:style-name="P14">User 2 [S]</text:p>
          <text:p text:style-name="P14">User 3 [S, M]</text:p>
          <text:p text:style-name="P14">User 4 [M, I]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6.2cm" svg:height="0.6cm" svg:x="8.8cm" svg:y="18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6cm" svg:height="1.4cm" svg:x="7.3cm" svg:y="26.5cm">
          <text:p text:style-name="P5">OK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3cm" svg:height="1.4cm" svg:x="9.4cm" svg:y="26.5cm">
          <text:p text:style-name="P5">Canc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an </meta:initial-creator>
    <meta:creation-date>2016-02-08T10:55:59.849440046</meta:creation-date>
    <dc:date>2016-02-08T15:03:47.218777937</dc:date>
    <dc:creator>Dean </dc:creator>
    <meta:editing-duration>PT2H48M45S</meta:editing-duration>
    <meta:editing-cycles>23</meta:editing-cycles>
    <meta:generator>LibreOffice/4.4.6.3$Linux_X86_64 LibreOffice_project/40m0$Build-3</meta:generator>
    <meta:document-statistic meta:object-count="84"/>
  </office:meta>
</office:document-meta>
</file>